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WebClientTests.shouldApplyFiltersAtSub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WebClientTests.onStatusHandlersDefaultHandlerIs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WebClientTests.ap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WebClientTests.uriBuilderWithUr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WebClientTests.verifyAnd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WebClientTests.contextFromThread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WebClientTests.defaultHeaderAnd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WebClientTests.mutateDoes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aultWebClientTests.withNull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WebClientTests.http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WebClientTests.onStatusHandlerRegisteredGloballyHaveLowerPreced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WebClientTests.testStatusHandlerForToEntity( Publisher &lt; ? &gt; response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WebClientTests.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WebClientTests.bodyObject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WebClientTests.defaultHeaderAndCookie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WebClientTests.onStatusHandlerRegisteredGlob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WebClientTests.requestHeaderAnd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WebClientTests.withString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WebClien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WebClientTests.defaultHeaderAndCookieCop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WebClientTests.clone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WebClientTests.onStatusHandlersApplyForToEntity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WebClientTests.onStatusHandlersOrderIsPreser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WebClientTests.switchToErrorOnEmptyClientResponse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WebClientTests.uri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WebClientTests.defaul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WebClientTests.uriBuilderWithPath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